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ae1d3" officeooo:paragraph-rsid="001ae1d3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ae1d3"/>
    </style:style>
    <style:style style:name="T4" style:family="text">
      <style:text-properties fo:language="en" fo:country="US" officeooo:rsid="001bf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23rd of September </text:span><text:span text:style-name="T4">2025</text:span> under the <text:span text:style-name="T3">47th</text:span> PA Meeting.</text:p>
      <text:p text:style-name="P1"/>
      <text:p text:style-name="P1">The Assembly, recognising the current situation,</text:p>
      <text:p text:style-name="P1"/>
      <text:p text:style-name="P2">Constitutes the need to remove the throwable fireballs plugin as its unused and creating errors in the server console log, revoking M31-5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1"/>
      <text:p text:style-name="P1"/>
      <text:p text:style-name="P1"/>
      <text:p text:style-name="Standard"><text:span text:style-name="T1">[</text:span><text:span text:style-name="T2">Motion 47-1: To remove the throwable fireballs plugi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3T18:43:23.787136058</dc:date>
    <meta:editing-duration>PT2M33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6" meta:character-count="367" meta:non-whitespace-character-count="318"/>
  </office:meta>
</office:document-meta>
</file>